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7f8c" officeooo:paragraph-rsid="001f7f8c"/>
    </style:style>
    <style:style style:name="P2" style:family="paragraph" style:parent-style-name="Standard">
      <style:text-properties officeooo:rsid="0020a6fa" officeooo:paragraph-rsid="0020a6fa"/>
    </style:style>
    <style:style style:name="P3" style:family="paragraph" style:parent-style-name="Standard">
      <style:text-properties officeooo:rsid="00211f3a" officeooo:paragraph-rsid="00211f3a"/>
    </style:style>
    <style:style style:name="P4" style:family="paragraph" style:parent-style-name="Standard">
      <style:text-properties officeooo:rsid="00224080" officeooo:paragraph-rsid="00224080"/>
    </style:style>
    <style:style style:name="P5" style:family="paragraph" style:parent-style-name="Standard">
      <style:text-properties officeooo:rsid="00241b8a" officeooo:paragraph-rsid="00241b8a"/>
    </style:style>
    <style:style style:name="P6" style:family="paragraph" style:parent-style-name="Standard">
      <style:text-properties fo:font-weight="bold" officeooo:rsid="001f7f8c" officeooo:paragraph-rsid="001f7f8c" style:font-weight-asian="bold" style:font-weight-complex="bold"/>
    </style:style>
    <style:style style:name="P7" style:family="paragraph" style:parent-style-name="Standard">
      <style:text-properties fo:font-weight="bold" officeooo:rsid="0020a6fa" officeooo:paragraph-rsid="0020a6fa" style:font-weight-asian="bold" style:font-weight-complex="bold"/>
    </style:style>
    <style:style style:name="P8" style:family="paragraph" style:parent-style-name="Standard">
      <style:text-properties fo:font-weight="bold" officeooo:rsid="00211f3a" officeooo:paragraph-rsid="00211f3a" style:font-weight-asian="bold" style:font-weight-complex="bold"/>
    </style:style>
    <style:style style:name="P9" style:family="paragraph" style:parent-style-name="Standard">
      <style:text-properties fo:font-weight="bold" officeooo:rsid="00224080" officeooo:paragraph-rsid="00224080" style:font-weight-asian="bold" style:font-weight-complex="bold"/>
    </style:style>
    <style:style style:name="P10" style:family="paragraph" style:parent-style-name="Standard">
      <style:text-properties officeooo:rsid="0024c78c" officeooo:paragraph-rsid="0024c78c"/>
    </style:style>
    <style:style style:name="P11" style:family="paragraph" style:parent-style-name="Standard">
      <style:text-properties officeooo:rsid="00267907" officeooo:paragraph-rsid="00267907"/>
    </style:style>
    <style:style style:name="P12" style:family="paragraph" style:parent-style-name="Standard">
      <style:text-properties fo:font-weight="bold" officeooo:rsid="0027e077" officeooo:paragraph-rsid="0027e077" style:font-weight-asian="bold" style:font-weight-complex="bold"/>
    </style:style>
    <style:style style:name="P13" style:family="paragraph" style:parent-style-name="Standard">
      <style:text-properties fo:font-weight="normal" officeooo:rsid="002843a6" officeooo:paragraph-rsid="002843a6" style:font-weight-asian="normal" style:font-weight-complex="normal"/>
    </style:style>
    <style:style style:name="T1" style:family="text">
      <style:text-properties officeooo:rsid="0022408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4c78c"/>
    </style:style>
    <style:style style:name="T4" style:family="text">
      <style:text-properties officeooo:rsid="002505d8"/>
    </style:style>
    <style:style style:name="T5" style:family="text">
      <style:text-properties officeooo:rsid="00267907"/>
    </style:style>
    <style:style style:name="T6" style:family="text">
      <style:text-properties officeooo:rsid="002905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ONVERT<text:span text:style-name="T5">ING LINES OF A TEXT FILE FROM UPPERCASE </text:span>TO LOWER CASE</text:p>
      <text:p text:style-name="P1">To convert characters from lowercase to uppercase,we use the (tr) utility on the terminal. Start by creating a file with mixed uppercase and lowercase text. In my case I used intro.txt. You then convert the text in the file to lowercase and output to a new file translate.txt.</text:p>
      <text:p text:style-name="P1"/>
      <text:p text:style-name="P1">$ tr A-Z a-z&lt; intro.txt &gt; translate.txt.</text:p>
      <text:p text:style-name="P1"/>
      <text:p text:style-name="P10"><text:span text:style-name="T2">Explanation:</text:span>The above code means,convert the range of letters between A and Z that are in uppercase to lowercase <text:span text:style-name="T4">of letters from a and z in file intro.txt. Afterwards output the results to translate.txt</text:span></text:p>
      <text:p text:style-name="P1"/>
      <text:p text:style-name="P7">SORTING</text:p>
      <text:p text:style-name="P2">This is the arrangement of characters to follow a certain criteria. It involves using (sort) utility on the Linux terminal. In my case I sorted translate.txt and outputted the results on sort.txt.</text:p>
      <text:p text:style-name="P2"/>
      <text:p text:style-name="P2">$ sort translate.txt &gt; sorted.txt</text:p>
      <text:p text:style-name="P2"/>
      <text:p text:style-name="P5"><text:span text:style-name="T2">Explanation</text:span>:The above code means,sort the lines(sentences) in file translate.txt and output the results of the sorting in a new file called sorted.txt</text:p>
      <text:p text:style-name="P3"/>
      <text:p text:style-name="P8">UNIQUE LINES</text:p>
      <text:p text:style-name="P3">Sometimes you might find that after sorting,you have redundant lines of text.In order to output only the unique lines in a text file,you use (uniq _u) utility.I output the uniq lines from sorted.txt to unique<text:span text:style-name="T1">1</text:span>.txt.</text:p>
      <text:p text:style-name="P3"/>
      <text:p text:style-name="P3">$uniq <text:s/>sorted.txt <text:span text:style-name="T1">unique1.txt</text:span></text:p>
      <text:p text:style-name="P11"/>
      <text:p text:style-name="P11"><text:span text:style-name="T2">Explation:</text:span>The above code means ,identify the uniq lines in sorted.txt and and output the results in unique1.txt</text:p>
      <text:p text:style-name="P3"/>
      <text:p text:style-name="P9">COMPARE FILES FOR DIFFERENCES</text:p>
      <text:p text:style-name="P4"/>
      <text:p text:style-name="P5">We compare files to know what changes have taken place.Using terminal,we can achieve this by using ($diff)utility .<text:span text:style-name="T3">I checked for the difference between intro.txt that I created initially and unique1.txt that I created last and output the results on difference.txt.</text:span></text:p>
      <text:p text:style-name="P5"/>
      <text:p text:style-name="P10">$diff intro.txt unique1.txt &gt; difference.txt</text:p>
      <text:p text:style-name="P10"/>
      <text:p text:style-name="P10"><text:span text:style-name="T2">Explanation:</text:span>The above code means, check the difference between intro.txt and unique1.txt and output the result in difference.txt</text:p>
      <text:p text:style-name="P5"/>
      <text:p text:style-name="P12">THE IMPORTANCE OF AN OPEN SOURCE LICENSE </text:p>
      <text:p text:style-name="P13">Open source licenses make it possible for software to be offered to the general public for free. More over It allows sharing and modification of the software.</text:p>
      <text:p text:style-name="P13"/>
      <text:p text:style-name="P13">The free acquisition,modification and sharing of <text:span text:style-name="T6">the free software is however under defined terms and condition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8T10:57:11.414143286</meta:creation-date>
    <dc:date>2016-08-28T14:42:37.903681962</dc:date>
    <meta:editing-duration>PT1H2M44S</meta:editing-duration>
    <meta:editing-cycles>6</meta:editing-cycles>
    <meta:generator>LibreOffice/5.1.2.2$Linux_X86_64 LibreOffice_project/10m0$Build-2</meta:generator>
    <meta:document-statistic meta:table-count="0" meta:image-count="0" meta:object-count="0" meta:page-count="1" meta:paragraph-count="19" meta:word-count="332" meta:character-count="2107" meta:non-whitespace-character-count="1792"/>
  </office:meta>
</office:document-meta>
</file>